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3465a4" draw:marker-start-width="0.245cm" draw:marker-end-width="0.245cm" draw:fill-color="#729fcf" draw:textarea-horizontal-align="justify" draw:textarea-vertical-align="middle" draw:auto-grow-height="false" fo:min-height="10.57cm" fo:min-width="12.9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3465a4" draw:marker-start-width="0.245cm" draw:marker-end-width="0.245cm" draw:fill-color="#e6e6ff" draw:textarea-horizontal-align="justify" draw:textarea-vertical-align="middle" draw:auto-grow-height="false" fo:min-height="1.52cm" fo:min-width="9.12cm" fo:padding-top="0.14cm" fo:padding-bottom="0.14cm" fo:padding-left="0.265cm" fo:padding-right="0.265cm"/>
    </style:style>
    <style:style style:name="gr3" style:family="graphic" style:parent-style-name="standard">
      <style:graphic-properties svg:stroke-width="0.05cm" svg:stroke-color="#000000" draw:marker-end="Arrow" draw:marker-end-width="0.3cm" draw:fill-color="#dddddd" draw:textarea-horizontal-align="justify" draw:textarea-vertical-align="middle" draw:auto-grow-height="false" fo:min-height="0.45cm" fo:min-width="2.677cm" fo:padding-top="0.15cm" fo:padding-bottom="0.15cm" fo:padding-left="0.275cm" fo:padding-right="0.275cm"/>
    </style:style>
    <style:style style:name="gr4" style:family="graphic" style:parent-style-name="standard">
      <style:graphic-properties svg:stroke-width="0.03cm" svg:stroke-color="#3465a4" draw:marker-start-width="0.245cm" draw:marker-end-width="0.245cm" draw:fill-color="#e6e6ff" draw:textarea-horizontal-align="justify" draw:textarea-vertical-align="middle" draw:auto-grow-height="false" fo:min-height="1.52cm" fo:min-width="3.92cm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5cm" svg:stroke-color="#000000" draw:marker-end="Arrow" draw:marker-end-width="0.15cm" draw:fill="none" draw:fill-color="#729fc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3cm" svg:stroke-color="#3465a4" draw:marker-start-width="0.245cm" draw:marker-end-width="0.245cm" draw:fill-color="#e6e6ff" draw:textarea-horizontal-align="justify" draw:textarea-vertical-align="middle" draw:auto-grow-height="false" fo:min-height="1.52cm" fo:min-width="3.72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5cm" svg:stroke-color="#000000" draw:marker-end="Arrow" draw:marker-end-width="0.3cm" draw:fill="none" draw:fill-color="#729fc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end="Arrow" draw:marker-end-width="0.3cm" draw:fill-color="#dddddd" draw:textarea-horizontal-align="justify" draw:textarea-vertical-align="middle" draw:auto-grow-height="false" fo:min-height="0.35cm" fo:min-width="2.434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end="Arrow" draw:marker-end-width="0.3cm" draw:fill-color="#dddddd" draw:textarea-horizontal-align="justify" draw:textarea-vertical-align="middle" draw:auto-grow-height="false" fo:min-height="0.45cm" fo:min-width="2.85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6e6ff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0.85cm" svg:x="3.8cm" svg:y="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9.65cm" svg:height="1.8cm" svg:x="5.85cm" svg:y="2.9cm">
          <draw:glue-point draw:id="4" svg:x="-2.72cm" svg:y="5cm"/>
          <draw:glue-point draw:id="5" svg:x="2.823cm" svg:y="5.083cm"/>
          <text:p text:style-name="P2">Protection, Switching </text:p>
          <text:p text:style-name="P2">(D)(F)(H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687cm" svg:height="1.5cm" svg:x="2.15cm" svg:y="3.1cm">
          <text:p text:style-name="P2">Line in (C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xml:id="id2" draw:id="id2" draw:layer="layout" svg:width="4.45cm" svg:height="1.8cm" svg:x="5.85cm" svg:y="5.45cm">
          <text:p text:style-name="P2">Power</text:p>
          <text:p text:style-name="P2">supply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5.5cm" svg:y1="3.8cm" svg:x2="15.5cm" svg:y2="3.8cm" draw:start-shape="id1" draw:end-shape="id1" svg:d="M15500 3800z" svg:viewBox="0 0 1 1">
          <text:p/>
        </draw:connector>
        <draw:custom-shape draw:style-name="gr6" draw:text-style-name="P3" xml:id="id3" draw:id="id3" draw:layer="layout" svg:width="4.25cm" svg:height="1.8cm" svg:x="11.276cm" svg:y="5.45cm">
          <text:p text:style-name="P2">Measurement</text:p>
          <text:p text:style-name="P2">circuitry (A)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8.051cm" svg:y1="4.7cm" svg:x2="8.075cm" svg:y2="5.45cm" draw:start-shape="id1" draw:start-glue-point="4" draw:end-shape="id2" draw:end-glue-point="0" svg:d="M8051 4700v375h24v375" svg:viewBox="0 0 25 751">
          <text:p/>
        </draw:connector>
        <draw:connector draw:style-name="gr7" draw:text-style-name="P5" draw:layer="layout" svg:x1="13.399cm" svg:y1="4.7cm" svg:x2="13.401cm" svg:y2="5.45cm" draw:start-shape="id1" draw:start-glue-point="5" draw:end-shape="id3" draw:end-glue-point="0" svg:d="M13399 4700v375h2v375" svg:viewBox="0 0 3 751">
          <text:p/>
        </draw:connector>
        <draw:custom-shape draw:style-name="gr2" draw:text-style-name="P3" xml:id="id4" draw:id="id4" draw:layer="layout" svg:width="9.65cm" svg:height="1.8cm" svg:x="5.85cm" svg:y="7.9cm">
          <draw:glue-point draw:id="4" svg:x="-2.668cm" svg:y="5cm"/>
          <draw:glue-point draw:id="5" svg:x="2.823cm" svg:y="5.083cm"/>
          <draw:glue-point draw:id="6" svg:x="-2.72cm" svg:y="-5cm"/>
          <draw:glue-point draw:id="7" svg:x="2.823cm" svg:y="-5.083cm"/>
          <text:p text:style-name="P2">TCP/IP stack, User progr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3.401cm" svg:y1="7.25cm" svg:x2="13.399cm" svg:y2="7.9cm" draw:start-shape="id3" draw:start-glue-point="2" draw:end-shape="id4" draw:end-glue-point="7" svg:d="M13401 7250v325h-2v325" svg:viewBox="0 0 3 651">
          <text:p/>
        </draw:connector>
        <draw:connector draw:style-name="gr7" draw:text-style-name="P5" draw:layer="layout" svg:x1="8.075cm" svg:y1="7.25cm" svg:x2="8.051cm" svg:y2="7.9cm" draw:start-shape="id2" draw:start-glue-point="2" draw:end-shape="id4" draw:end-glue-point="6" svg:d="M8075 7250v325h-24v325" svg:viewBox="0 0 25 651">
          <text:p/>
        </draw:connector>
        <draw:custom-shape draw:style-name="gr8" draw:text-style-name="P4" draw:layer="layout" svg:width="3.724cm" svg:height="1.3cm" svg:x="2.1cm" svg:y="8.168cm">
          <text:p text:style-name="P2">WLAN (B)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xml:id="id6" draw:id="id6" draw:layer="layout" svg:width="4.45cm" svg:height="1.8cm" svg:x="5.85cm" svg:y="10.45cm">
          <text:p text:style-name="P2">Light </text:p>
          <text:p text:style-name="P2">indication (G)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4.25cm" svg:height="1.8cm" svg:x="11.276cm" svg:y="10.45cm">
          <text:p text:style-name="P2">Sound</text:p>
          <text:p text:style-name="P2">Indication (J)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3.399cm" svg:y1="9.7cm" svg:x2="13.401cm" svg:y2="10.45cm" draw:start-shape="id4" draw:start-glue-point="5" draw:end-shape="id5" draw:end-glue-point="0" svg:d="M13399 9700v375h2v375" svg:viewBox="0 0 3 751">
          <text:p/>
        </draw:connector>
        <draw:connector draw:style-name="gr7" draw:text-style-name="P5" draw:layer="layout" svg:x1="8.101cm" svg:y1="9.7cm" svg:x2="8.075cm" svg:y2="10.45cm" draw:start-shape="id4" draw:start-glue-point="4" draw:end-shape="id6" draw:end-glue-point="0" svg:d="M8101 9700v375h-26v375" svg:viewBox="0 0 27 751">
          <text:p/>
        </draw:connector>
        <draw:custom-shape draw:style-name="gr9" draw:text-style-name="P4" draw:layer="layout" svg:width="3.889cm" svg:height="1.5cm" svg:x="15.511cm" svg:y="3.101cm">
          <text:p text:style-name="P2">Line out (C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3.702cm" svg:height="0.962cm" svg:x="8.55cm" svg:y="1.888cm">
          <draw:text-box>
            <text:p>Client n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01:42:01.389384366</meta:creation-date>
    <dc:date>2015-10-10T04:01:04.130273513</dc:date>
    <meta:editing-duration>PT9M22S</meta:editing-duration>
    <meta:editing-cycles>2</meta:editing-cycles>
    <meta:generator>LibreOffice/4.4.5.2$Linux_X86_64 LibreOffice_project/40m0$Build-2</meta:generator>
    <meta:document-statistic meta:object-count="18"/>
  </office:meta>
</office:document-meta>
</file>